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ecd" officeooo:paragraph-rsid="00149e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add .</text:p>
      <text:p text:style-name="P1">Git commint -m ‘message ‘</text:p>
      <text:p text:style-name="P1">git push origin main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5:31:57.222757809</meta:creation-date>
    <dc:date>2022-03-29T15:32:46.237909041</dc:date>
    <meta:editing-duration>PT55S</meta:editing-duration>
    <meta:editing-cycles>1</meta:editing-cycles>
    <meta:document-statistic meta:table-count="0" meta:image-count="0" meta:object-count="0" meta:page-count="1" meta:paragraph-count="3" meta:word-count="12" meta:character-count="54" meta:non-whitespace-character-count="45"/>
    <meta:generator>LibreOffice/6.4.7.2$Linux_X86_64 LibreOffice_project/40$Build-2</meta:generator>
  </office:meta>
</office:document-meta>
</file>